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68cm"/>
    </style:style>
    <style:style style:name="gr3" style:family="graphic" style:parent-style-name="standard">
      <style:graphic-properties draw:stroke="none" draw:fill="none" fo:min-height="3.557cm"/>
    </style:style>
    <style:style style:name="gr4" style:family="graphic" style:parent-style-name="standard">
      <style:graphic-properties draw:stroke="none" draw:fill="none" fo:min-height="9.044cm"/>
    </style:style>
    <style:style style:name="gr5" style:family="graphic" style:parent-style-name="standard">
      <style:graphic-properties draw:stroke="none" draw:fill="none" fo:min-height="5.345cm"/>
    </style:style>
    <style:style style:name="gr6" style:family="graphic" style:parent-style-name="standard">
      <style:graphic-properties draw:stroke="none" draw:fill="none" fo:min-height="7.811cm"/>
    </style:style>
    <style:style style:name="pr1" style:family="presentation" style:parent-style-name="lyt-default-title">
      <style:graphic-properties fo:min-height="3.256cm"/>
    </style:style>
    <style:style style:name="pr2" style:family="presentation" style:parent-style-name="lyt-default-subtitle">
      <style:graphic-properties draw:fill-color="#ffffff" fo:min-height="12.979cm"/>
    </style:style>
    <style:style style:name="pr3" style:family="presentation" style:parent-style-name="lyt-default-notes">
      <style:graphic-properties draw:fill-color="#ffffff" draw:auto-grow-height="true" fo:min-height="9.999cm"/>
    </style:style>
    <style:style style:name="pr4" style:family="presentation" style:parent-style-name="lyt-default-notes">
      <style:graphic-properties draw:fill-color="#ffffff" fo:min-height="9.748cm"/>
    </style:style>
    <style:style style:name="pr5" style:family="presentation" style:parent-style-name="lyt-default-outline1">
      <style:graphic-properties fo:min-height="12.979cm"/>
    </style:style>
    <style:style style:name="P1" style:family="paragraph">
      <style:paragraph-properties fo:margin-top="0.42cm" fo:margin-bottom="0.35cm"/>
      <style:text-properties fo:font-size="10pt"/>
    </style:style>
    <style:style style:name="P2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draw:frame presentation:style-name="pr1" draw:layer="layout" svg:width="23.91cm" svg:height="3.256cm" svg:x="2.056cm" svg:y="1.867cm" presentation:class="title">
          <draw:text-box>
            <text:p>trace: The new hope?</text:p>
          </draw:text-box>
        </draw:frame>
        <draw:frame presentation:style-name="pr2" draw:layer="layout" svg:width="23.91cm" svg:height="12.979cm" svg:x="2.056cm" svg:y="5.962cm" presentation:class="subtitle">
          <draw:text-box>
            <text:p>Steven Rostedt</text:p>
            <text:p><text:a xlink:href="mailto:srostedt@redhat.com">srostedt@redhat.com</text:a></text:p>
            <text:p>rostedt@goodmis.org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9">
        <draw:frame presentation:style-name="pr1" draw:layer="layout" svg:width="23.91cm" svg:height="3.256cm" svg:x="2.056cm" svg:y="1.867cm" presentation:class="title" presentation:user-transformed="true">
          <draw:text-box>
            <text:p>LKML Announcement</text:p>
          </draw:text-box>
        </draw:frame>
        <draw:frame draw:style-name="gr2" draw:text-style-name="P1" draw:layer="layout" svg:width="15.53cm" svg:height="14.93cm" svg:x="6.35cm" svg:y="5.39cm">
          <draw:text-box>
            <text:p text:style-name="P1">Date: Tue, 16 Nov 2010 22:04:40 +0100 (CET)</text:p>
            <text:p text:style-name="P1">From :Thomas Gleixner &lt;&gt;</text:p>
            <text:p text:style-name="P1">Subject: <text:s/>[ANNOUNCE] New utility: 'trace'</text:p>
            <text:p text:style-name="P2">We are pleased to announce a new tracing tool called 'trace'.</text:p>
            <text:p text:style-name="P2"/>
            <text:p text:style-name="P2">This tool follows up on Linus's (not so) recent observations that</text:p>
            <text:p text:style-name="P2">Linux tracing is still not really offering good tracing tools to</text:p>
            <text:p text:style-name="P2">ordinary users. There's no easy to use workflow and the tools that</text:p>
            <text:p text:style-name="P2">exist are not expressive enough to solve everyday problem.</text:p>
            <text:p text:style-name="P2"/>
            <text:p text:style-name="P2">After years of efforts we have not succeeded in meeting (let alone</text:p>
            <text:p text:style-name="P2">exceeding) the utility of decades-old user-space tracing tools such as</text:p>
            <text:p text:style-name="P2">strace - except for a few new good tools such as PowerTop and</text:p>
            <text:p text:style-name="P2">LatencyTop.</text:p>
            <text:p text:style-name="P2"/>
            <text:p text:style-name="P2">'trace' is our shot at improving the situation: it aims at providing a</text:p>
            <text:p text:style-name="P2">simple to use and straightforward tracing tool based on the perf</text:p>
            <text:p text:style-name="P2">infrastructure and on the well-known perf profiling workflow:</text:p>
            <text:p text:style-name="P2"/>
            <text:p text:style-name="P2"><text:s text:c="3"/>trace record firefox <text:s text:c="9"/># trace firefox and all child tasks,</text:p>
            <text:p text:style-name="P2"><text:s text:c="35"/>put it into trace.data</text:p>
            <text:p text:style-name="P2"/>
            <text:p text:style-name="P2"><text:s text:c="3"/>trace summary <text:s text:c="16"/># show quick overview of the trace,</text:p>
            <text:p text:style-name="P2"><text:s text:c="35"/>based on trace.data</text:p>
            <text:p text:style-name="P2"/>
            <text:p text:style-name="P2"><text:s text:c="3"/>trace report <text:s text:c="17"/># detailed traces, based on trace.data</text:p>
            <text:p text:style-name="P2"/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3T1">
        <draw:frame presentation:style-name="pr1" draw:layer="layout" svg:width="23.91cm" svg:height="3.256cm" svg:x="2.056cm" svg:y="1.867cm" presentation:class="title">
          <draw:text-box>
            <text:p>What happened since?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3">
              <text:list-item>
                <text:p>Nothing :-(</text:p>
              </text:list-item>
              <text:list-item>
                <text:p>Last commits:</text:p>
              </text:list-item>
            </text:list>
          </draw:text-box>
        </draw:frame>
        <draw:frame draw:style-name="gr3" draw:layer="layout" svg:width="16.593cm" svg:height="3.807cm" svg:x="4.445cm" svg:y="9.528cm">
          <draw:text-box>
            <text:p>commit c79388ca45d177852ced13efd68b2a38daa8a582</text:p>
            <text:p>Author: Ingo Molnar &lt;mingo@elte.hu&gt;</text:p>
            <text:p>Date: <text:s text:c="2"/>Sat May 7 19:57:57 2011 +0200</text:p>
            <text:p/>
            <text:p><text:s text:c="4"/>trace: Fix GCC 4.6 whinge about %llx/%llu</text:p>
          </draw:text-box>
        </draw:frame>
        <draw:frame draw:style-name="gr3" draw:layer="layout" svg:width="16.237cm" svg:height="3.807cm" svg:x="4.445cm" svg:y="14.605cm">
          <draw:text-box>
            <text:p>commit 816fd2590bde83f16611d936221ddd9f9c8dc502</text:p>
            <text:p>Author: Ingo Molnar &lt;mingo@elte.hu&gt;</text:p>
            <text:p>Date: <text:s text:c="2"/>Wed Nov 17 11:23:01 2010 +0100</text:p>
            <text:p/>
            <text:p><text:s text:c="4"/>perf tools: Improve the -laudit testcase</text:p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3T1">
        <draw:frame presentation:style-name="pr1" draw:layer="layout" svg:width="23.91cm" svg:height="3.256cm" svg:x="2.056cm" svg:y="1.867cm" presentation:class="title">
          <draw:text-box>
            <text:p>Needs check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3">
              <text:list-item>
                <text:p>trace check</text:p>
                <text:list>
                  <text:list-item>
                    <text:p>checks if the system has the right tracepoints</text:p>
                  </text:list-item>
                </text:list>
              </text:list-item>
              <text:list-item>
                <text:p>Would stable tracepoints be better?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9">
        <draw:frame presentation:style-name="pr1" draw:layer="layout" svg:width="23.91cm" svg:height="3.256cm" svg:x="2.056cm" svg:y="1.867cm" presentation:class="title">
          <draw:text-box>
            <text:p>trace summary</text:p>
          </draw:text-box>
        </draw:frame>
        <draw:frame draw:style-name="gr4" draw:text-style-name="P2" draw:layer="layout" svg:width="15.319cm" svg:height="9.294cm" svg:x="5.08cm" svg:y="7.216cm">
          <draw:text-box>
            <text:p text:style-name="P2"><text:s text:c="2"/>$ trace summary</text:p>
            <text:p text:style-name="P2"/>
            <text:p text:style-name="P2"><text:s text:c="4"/>.--------------------------------.</text:p>
            <text:p text:style-name="P2"><text:s/>__( <text:s text:c="3"/>Summary of tasks traced <text:s text:c="6"/>)_______________________________</text:p>
            <text:p text:style-name="P2"><text:s text:c="15"/>[ task - pid ] <text:s text:c="4"/>[ events ] [ ratio ] <text:s/>[ runtime ]</text:p>
            <text:p text:style-name="P2"><text:s/>_____________________________________________________________________</text:p>
            <text:p text:style-name="P2"><text:s text:c="7"/>run-mozilla.sh - 1740 <text:s text:c="2"/>: <text:s text:c="4"/>14108 <text:s text:c="2"/>[ 57.2% ] <text:s text:c="4"/>37.341 ms</text:p>
            <text:p text:style-name="P2"><text:s text:c="14"/>firefox - 1741 <text:s text:c="2"/>: <text:s text:c="6"/>851 <text:s text:c="2"/>[ <text:s/>3.5% ] <text:s text:c="5"/>0.708 ms</text:p>
            <text:p text:style-name="P2"><text:s text:c="16"/>uname - 1742 <text:s text:c="2"/>: <text:s text:c="6"/>842 <text:s text:c="2"/>[ <text:s/>3.4% ] <text:s text:c="5"/>0.527 ms</text:p>
            <text:p text:style-name="P2"><text:s text:c="14"/>firefox - 1747 <text:s text:c="2"/>: <text:s text:c="5"/>1793 <text:s text:c="2"/>[ <text:s/>7.3% ] <text:s text:c="5"/>3.568 ms</text:p>
            <text:p text:style-name="P2"><text:s text:c="16"/>mkdir - 1748 <text:s text:c="2"/>: <text:s text:c="6"/>713 <text:s text:c="2"/>[ <text:s/>2.9% ] <text:s text:c="5"/>1.289 ms</text:p>
            <text:p text:style-name="P2"><text:s text:c="14"/>firefox - 1750 <text:s text:c="2"/>: <text:s text:c="6"/>497 <text:s text:c="2"/>[ <text:s/>2.0% ] <text:s text:c="5"/>2.050 ms</text:p>
            <text:p text:style-name="P2"><text:s text:c="16"/>:1751 - 1751 <text:s text:c="2"/>: <text:s text:c="6"/>368 <text:s text:c="2"/>[ <text:s/>1.5% ] <text:s text:c="5"/>0.000 ms</text:p>
            <text:p text:style-name="P2"><text:s text:c="18"/>sed - 1752 <text:s text:c="2"/>: <text:s text:c="5"/>1034 <text:s text:c="2"/>[ <text:s/>4.2% ] <text:s text:c="5"/>0.479 ms</text:p>
            <text:p text:style-name="P2"><text:s text:c="16"/>:1753 - 1753 <text:s text:c="2"/>: <text:s text:c="6"/>494 <text:s text:c="2"/>[ <text:s/>2.0% ] <text:s text:c="5"/>2.059 ms</text:p>
            <text:p text:style-name="P2"><text:s text:c="16"/>:1754 - 1754 <text:s text:c="2"/>: <text:s text:c="6"/>377 <text:s text:c="2"/>[ <text:s/>1.5% ] <text:s text:c="5"/>0.331 ms</text:p>
            <text:p text:style-name="P2"><text:s text:c="18"/>sed - 1755 <text:s text:c="2"/>: <text:s text:c="5"/>1035 <text:s text:c="2"/>[ <text:s/>4.2% ] <text:s text:c="5"/>0.378 ms</text:p>
            <text:p text:style-name="P2"><text:s text:c="7"/>run-mozilla.sh - 1756 <text:s text:c="2"/>: <text:s text:c="6"/>848 <text:s text:c="2"/>[ <text:s/>3.4% ] <text:s text:c="5"/>0.467 ms</text:p>
            <text:p text:style-name="P2"><text:s text:c="14"/>dirname - 1757 <text:s text:c="2"/>: <text:s text:c="6"/>845 <text:s text:c="2"/>[ <text:s/>3.4% ] <text:s text:c="5"/>0.531 ms</text:p>
            <text:p text:style-name="P2"><text:s text:c="7"/>run-mozilla.sh - 1758 <text:s text:c="2"/>: <text:s text:c="6"/>840 <text:s text:c="2"/>[ <text:s/>3.4% ] <text:s text:c="5"/>0.501 ms</text:p>
            <text:p text:style-name="P2"><text:s/>____________________________________________________________________</text:p>
            <text:p text:style-name="P2"><text:s text:c="19"/>14 <text:s text:c="2"/>tasks <text:s/>: <text:s text:c="4"/>24645 <text:s text:c="2"/>[100.0% ] <text:s text:c="4"/>50.228 ms</text:p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9">
        <draw:frame presentation:style-name="pr1" draw:layer="layout" svg:width="23.91cm" svg:height="3.256cm" svg:x="2.056cm" svg:y="1.867cm" presentation:class="title">
          <draw:text-box>
            <text:p>trace report</text:p>
          </draw:text-box>
        </draw:frame>
        <draw:frame draw:style-name="gr5" draw:text-style-name="P2" draw:layer="layout" svg:width="27.384cm" svg:height="5.595cm" svg:x="0cm" svg:y="8.255cm">
          <draw:text-box>
            <text:p text:style-name="P2"><text:s/>$ trace report</text:p>
            <text:p text:style-name="P2"/>
            <text:p text:style-name="P2"><text:s/>#</text:p>
            <text:p text:style-name="P2"><text:s/># trace events of 'firefox':</text:p>
            <text:p text:style-name="P2"><text:s/>#</text:p>
            <text:p text:style-name="P2"><text:s text:c="13"/>firefox/28132 ( 0.000 ms): <text:s/>... [continued]: execve() =&gt; 0x0</text:p>
            <text:p text:style-name="P2"><text:s text:c="13"/>firefox/28132 ( 0.001 ms): brk(brk: 0x0) <text:s text:c="57"/>=&gt; 0x6e2000</text:p>
            <text:p text:style-name="P2"><text:s text:c="13"/>firefox/28132 ( 0.010 ms): mmap(addr: 0x0, len: 0x1000, prot: 0x3, flags: 0x22, fd: 0xffffffff, off: 0x0) =&gt; 0x7fb3f442c000</text:p>
            <text:p text:style-name="P2"><text:s text:c="13"/>firefox/28132 ( 0.006 ms): access(filename: 0x7fb3f422aa60, mode: 0x4) (fpath: /etc/ld.so.preload) <text:s/>=&gt; 0xfffffffffffffffe</text:p>
            <text:p text:style-name="P2"><text:s text:c="13"/>firefox/28132 ( 0.004 ms): open(filename: 0x7fb3f4227f4b, flags: 0x0, mode: 0x1) (fpath: /etc/ld.so.cache) <text:s/>=&gt; 0x3</text:p>
            <text:p text:style-name="P2"><text:s text:c="13"/>firefox/28132 ( 0.001 ms): fstat(3:&lt;/etc/ld.so.cache&gt;, statbuf: 0x7fffafe4ef80) <text:s text:c="18"/>=&gt; 0x0</text:p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9">
        <draw:frame presentation:style-name="pr1" draw:layer="layout" svg:width="23.91cm" svg:height="3.256cm" svg:x="2.056cm" svg:y="1.867cm" presentation:class="title">
          <draw:text-box>
            <text:p>Page faults</text:p>
          </draw:text-box>
        </draw:frame>
        <draw:frame draw:style-name="gr6" draw:text-style-name="P2" draw:layer="layout" svg:width="27.807cm" svg:height="8.061cm" svg:x="0.193cm" svg:y="8.449cm">
          <draw:text-box>
            <text:p text:style-name="P2"><text:s/>$ trace report -p</text:p>
            <text:p text:style-name="P2"/>
            <text:p text:style-name="P2"><text:s text:c="2"/>[...]</text:p>
            <text:p text:style-name="P2"><text:s text:c="13"/>firefox/ 6722 ( 0.001 ms): <text:s text:c="5"/>#PF <text:s text:c="6"/>4793: [ <text:s text:c="19"/>g_str_hash]: =&gt; /usr/lib64/libgdk-x11-2.0.so.0.2302.0 offset: 0xa5000 page: 165 (R.U)</text:p>
            <text:p text:style-name="P2"><text:s text:c="13"/>firefox/ 6722 ( 0.001 ms): <text:s text:c="5"/>#PF <text:s text:c="6"/>4794: [ <text:s text:c="8"/>gdk_event_handler_set]: =&gt; /usr/lib64/libgdk-x11-2.0.so.0.2302.0 offset: 0x25bc0 page: 37 (R.U)</text:p>
            <text:p text:style-name="P2"><text:s text:c="13"/>firefox/ 6722 ( 0.001 ms): rt_sigaction(sig: 0xd, act: 0x7fff163c34c0, oact: 0x7fff163c3420, sigsetsize: 0x8) =&gt; 0x0</text:p>
            <text:p text:style-name="P2"><text:s text:c="13"/>firefox/ 6722 ( 0.001 ms): <text:s text:c="5"/>#PF <text:s text:c="6"/>4795: [ <text:s text:c="17"/>7f4dddedd860]: =&gt; /usr/lib64/libgtk-x11-2.0.so.0.2302.0 offset: 0x72860 page: 114 (R.U)</text:p>
            <text:p text:style-name="P2"><text:s text:c="13"/>firefox/ 6722 ( 0.001 ms): <text:s text:c="5"/>#PF <text:s text:c="6"/>4796: [ <text:s text:c="17"/>7f4dde0163a0]: =&gt; /usr/lib64/libgtk-x11-2.0.so.0.2302.0 offset: 0x1ab3a0 page: 427 (R.U)</text:p>
            <text:p text:style-name="P2"><text:s text:c="13"/>firefox/ 6722 ( 0.001 ms): <text:s text:c="5"/>#PF <text:s text:c="6"/>4797: [ <text:s text:c="17"/>7f4dde0163a4]: =&gt; [anon 0x7f4dde4ee000] offset: 0x220 page: 0 (R.U)</text:p>
            <text:p text:style-name="P2"><text:s text:c="13"/>firefox/ 6722 ( 0.002 ms): <text:s text:c="5"/>#PF <text:s text:c="6"/>4798: [ <text:s text:c="17"/>7f4dde0163b0]: =&gt; [anon 0x7f4dde4ee000] offset: 0x220 page: 0 (W.U)</text:p>
            <text:p text:style-name="P2"><text:s text:c="13"/>firefox/ 6722 ( 0.001 ms): <text:s text:c="5"/>#PF <text:s text:c="6"/>4799: [ <text:s text:c="17"/>7f4dde011c50]: =&gt; /usr/lib64/libgtk-x11-2.0.so.0.2302.0 offset: 0x1a6c50 page: 422 (R.U)</text:p>
            <text:p text:style-name="P2"><text:s text:c="2"/>[...]</text:p>
          </draw:text-box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3T1">
        <draw:frame presentation:style-name="pr1" draw:layer="layout" svg:width="23.91cm" svg:height="3.256cm" svg:x="2.056cm" svg:y="1.867cm" presentation:class="title">
          <draw:text-box>
            <text:p>trace_printf()?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3">
              <text:list-item>
                <text:p>Does not exist (yet)</text:p>
              </text:list-item>
              <text:list-item>
                <text:p>prctl()?</text:p>
              </text:list-item>
            </text:list>
          </draw:text-box>
        </draw:frame>
        <draw:frame draw:style-name="gr5" draw:text-style-name="P2" draw:layer="layout" svg:width="18.494cm" svg:height="5.595cm" svg:x="5.636cm" svg:y="11.55cm">
          <draw:text-box>
            <text:p text:style-name="P2">We can make the prctl a single-argument thing, at the cost of not allowing \0 in the </text:p>
            <text:p text:style-name="P2">content. (which is probably sane anyway)</text:p>
            <text:p text:style-name="P2"/>
            <text:p text:style-name="P2">That way deployment is super-simple:</text:p>
            <text:p text:style-name="P2"/>
            <text:p text:style-name="P2"><text:s text:c="8"/>prctl(35, "My Trace Message");</text:p>
            <text:p text:style-name="P2"><text:s text:c="8"/>...</text:p>
            <text:p text:style-name="P2"/>
            <text:p text:style-name="P2"/>
            <text:p text:style-name="P2"><text:s text:c="8"/>if (asprintf(&amp;msg, "My Trace Message: %d\n", 1234) != -1) {</text:p>
            <text:p text:style-name="P2"><text:s text:c="16"/>prctl(35, *msg);</text:p>
            <text:p text:style-name="P2"><text:s text:c="16"/>free(*msg);</text:p>
            <text:p text:style-name="P2"><text:s text:c="8"/>}</text:p>
          </draw:text-box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3T1">
        <draw:frame presentation:style-name="pr1" draw:layer="layout" svg:width="23.91cm" svg:height="4.725cm" svg:x="2.056cm" svg:y="1.133cm" presentation:class="title" presentation:user-transformed="true">
          <draw:text-box>
            <text:p>How can this help ftrace and perf?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3">
              <text:list-item>
                <text:p>Restructure tools/ to handle both?</text:p>
              </text:list-item>
              <text:list-item>
                <text:p>Maybe use User Space Tracing?</text:p>
              </text:list-item>
              <text:list-item>
                <text:p>Interact uprobes?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9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default" style:page-layout-name="PM1" draw:style-name="Mdp1">
      <draw:frame presentation:style-name="Mpr4" draw:text-style-name="MP4" draw:layer="backgroundobjects" svg:width="23.91cm" svg:height="3.506cm" svg:x="2.056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5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Rostedt</meta:initial-creator>
    <meta:creation-date>2011-09-09T12:37:47</meta:creation-date>
    <meta:editing-duration>PT00H15M52S</meta:editing-duration>
    <meta:editing-cycles>6</meta:editing-cycles>
    <dc:date>2011-09-09T12:53:25</dc:date>
    <dc:creator>Steven Rostedt</dc:creator>
    <meta:generator>OpenOffice.org/3.1$Unix OpenOffice.org_project/310m19$Build-9420</meta:generator>
    <meta:document-statistic meta:object-count="65"/>
  </office:meta>
</office:document-meta>
</file>